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6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Churn_Modelling</text:p>
          </table:table-cell>
          <table:table-cell table:style-name="Default" office:value-type="string" calcext:value-type="string">
            <text:p>Train_acc</text:p>
          </table:table-cell>
          <table:table-cell table:style-name="Default" office:value-type="string" calcext:value-type="string">
            <text:p>Train_roc_auc</text:p>
          </table:table-cell>
          <table:table-cell table:style-name="Default" office:value-type="string" calcext:value-type="string">
            <text:p>Test_acc</text:p>
          </table:table-cell>
          <table:table-cell table:style-name="Default" office:value-type="string" calcext:value-type="string">
            <text:p>Test_roc_auc</text:p>
          </table:table-cell>
        </table:table-row>
        <table:table-row table:style-name="ro1">
          <table:table-cell office:value-type="string" calcext:value-type="string">
            <text:p>Heads = 1, depth = 6, attn_dropout=0.1, ff_dropout=0.1</text:p>
          </table:table-cell>
          <table:table-cell table:style-name="Default" office:value-type="float" office:value="0.796" calcext:value-type="float">
            <text:p>0.796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7975" calcext:value-type="float">
            <text:p>0.7975</text:p>
          </table:table-cell>
          <table:table-cell table:style-name="Default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Heads = 2, depth = 6, attn_dropout=0.1, ff_dropout=0.1</text:p>
          </table:table-cell>
          <table:table-cell office:value-type="float" office:value="0.797" calcext:value-type="float">
            <text:p>0.797</text:p>
          </table:table-cell>
          <table:table-cell table:style-name="Default" office:value-type="float" office:value="0.503" calcext:value-type="float">
            <text:p>0.503</text:p>
          </table:table-cell>
          <table:table-cell table:style-name="Default" office:value-type="float" office:value="0.797" calcext:value-type="float">
            <text:p>0.797</text:p>
          </table:table-cell>
          <table:table-cell table:style-name="Default" office:value-type="float" office:value="0.501" calcext:value-type="float">
            <text:p>0.501</text:p>
          </table:table-cell>
        </table:table-row>
        <table:table-row table:style-name="ro1">
          <table:table-cell office:value-type="string" calcext:value-type="string">
            <text:p>Heads = 4, depth = 6, attn_dropout=0.1, ff_dropout=0.1</text:p>
          </table:table-cell>
          <table:table-cell office:value-type="float" office:value="0.76525" calcext:value-type="float">
            <text:p>0.76525</text:p>
          </table:table-cell>
          <table:table-cell office:value-type="float" office:value="0.52" calcext:value-type="float">
            <text:p>0.52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Heads = 8, depth = 6, attn_dropout=0.1, ff_dropout=0.1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57" calcext:value-type="float">
            <text:p>0.57</text:p>
          </table:table-cell>
          <table:table-cell office:value-type="float" office:value="0.5485" calcext:value-type="float">
            <text:p>0.5485</text:p>
          </table:table-cell>
          <table:table-cell table:style-name="Default"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Heads = 16, depth = 6, attn_dropout=0.1, ff_dropout=0.1</text:p>
          </table:table-cell>
          <table:table-cell office:value-type="float" office:value="0.795375" calcext:value-type="float">
            <text:p>0.795375</text:p>
          </table:table-cell>
          <table:table-cell office:value-type="float" office:value="0.499835267021382" calcext:value-type="float">
            <text:p>0.499835267021382</text:p>
          </table:table-cell>
          <table:table-cell office:value-type="float" office:value="0.7965" calcext:value-type="float">
            <text:p>0.7965</text:p>
          </table:table-cell>
          <table:table-cell office:value-type="float" office:value="0.499373040752351" calcext:value-type="float">
            <text:p>0.499373040752351</text:p>
          </table:table-cell>
        </table:table-row>
        <table:table-row table:style-name="ro1">
          <table:table-cell office:value-type="string" calcext:value-type="string">
            <text:p>Heads = 32, depth = 6, attn_dropout=0.1, ff_dropout=0.1</text:p>
          </table:table-cell>
          <table:table-cell office:value-type="float" office:value="0.211" calcext:value-type="float">
            <text:p>0.211</text:p>
          </table:table-cell>
          <table:table-cell office:value-type="float" office:value="0.500979160508425" calcext:value-type="float">
            <text:p>0.500979160508425</text:p>
          </table:table-cell>
          <table:table-cell office:value-type="float" office:value="0.21" calcext:value-type="float">
            <text:p>0.21</text:p>
          </table:table-cell>
          <table:table-cell office:value-type="float" office:value="0.503781106079957" calcext:value-type="float">
            <text:p>0.503781106079957</text:p>
          </table:table-cell>
        </table:table-row>
        <table:table-row table:style-name="ro1">
          <table:table-cell office:value-type="string" calcext:value-type="string">
            <text:p>Heads = 8, depth = 6, attn_dropout=0.0, ff_dropout=0.</text:p>
          </table:table-cell>
          <table:table-cell office:value-type="float" office:value="0.2935" calcext:value-type="float">
            <text:p>0.2935</text:p>
          </table:table-cell>
          <table:table-cell office:value-type="float" office:value="0.51588826485368" calcext:value-type="float">
            <text:p>0.51588826485368</text:p>
          </table:table-cell>
          <table:table-cell office:value-type="float" office:value="0.297" calcext:value-type="float">
            <text:p>0.297</text:p>
          </table:table-cell>
          <table:table-cell office:value-type="float" office:value="0.532536088857928" calcext:value-type="float">
            <text:p>0.532536088857928</text:p>
          </table:table-cell>
        </table:table-row>
        <table:table-row table:style-name="ro1">
          <table:table-cell office:value-type="string" calcext:value-type="string">
            <text:p>Heads = 8, depth = 6, attn_dropout=0.5, ff_dropout=0.5</text:p>
          </table:table-cell>
          <table:table-cell office:value-type="float" office:value="0.79525" calcext:value-type="float">
            <text:p>0.79525</text:p>
          </table:table-cell>
          <table:table-cell office:value-type="float" office:value="0.499984604394522" calcext:value-type="float">
            <text:p>0.499984604394522</text:p>
          </table:table-cell>
          <table:table-cell office:value-type="float" office:value="0.796" calcext:value-type="float">
            <text:p>0.796</text:p>
          </table:table-cell>
          <table:table-cell office:value-type="float" office:value="0.499059561128527" calcext:value-type="float">
            <text:p>0.499059561128527</text:p>
          </table:table-cell>
        </table:table-row>
        <table:table-row table:style-name="ro1">
          <table:table-cell office:value-type="string" calcext:value-type="string">
            <text:p>Heads = 8, depth = 6, attn_dropout=0.01, ff_dropout=0.01</text:p>
          </table:table-cell>
          <table:table-cell office:value-type="float" office:value="0.796" calcext:value-type="float">
            <text:p>0.796</text:p>
          </table:table-cell>
          <table:table-cell office:value-type="float" office:value="0.5" calcext:value-type="float">
            <text:p>0.5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Heads = 8, depth = 1, attn_dropout=0.1, ff_dropout=0.1</text:p>
          </table:table-cell>
          <table:table-cell office:value-type="float" office:value="0.387125" calcext:value-type="float">
            <text:p>0.387125</text:p>
          </table:table-cell>
          <table:table-cell office:value-type="float" office:value="0.500645075869544" calcext:value-type="float">
            <text:p>0.500645075869544</text:p>
          </table:table-cell>
          <table:table-cell office:value-type="float" office:value="0.386" calcext:value-type="float">
            <text:p>0.386</text:p>
          </table:table-cell>
          <table:table-cell office:value-type="float" office:value="0.498989898989899" calcext:value-type="float">
            <text:p>0.498989898989899</text:p>
          </table:table-cell>
        </table:table-row>
        <table:table-row table:style-name="ro1">
          <table:table-cell office:value-type="string" calcext:value-type="string">
            <text:p>Heads = 8, depth = 2, attn_dropout=0.1, ff_dropout=0.1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602774903931422" calcext:value-type="float">
            <text:p>0.602774903931422</text:p>
          </table:table-cell>
          <table:table-cell office:value-type="float" office:value="0.674" calcext:value-type="float">
            <text:p>0.674</text:p>
          </table:table-cell>
          <table:table-cell office:value-type="float" office:value="0.608630364952204" calcext:value-type="float">
            <text:p>0.608630364952204</text:p>
          </table:table-cell>
        </table:table-row>
        <table:table-row table:style-name="ro1">
          <table:table-cell office:value-type="string" calcext:value-type="string">
            <text:p>Heads = 8, depth = 4, attn_dropout=0.1, ff_dropout=0.1</text:p>
          </table:table-cell>
          <table:table-cell office:value-type="float" office:value="0.20675" calcext:value-type="float">
            <text:p>0.20675</text:p>
          </table:table-cell>
          <table:table-cell office:value-type="float" office:value="0.499220982362794" calcext:value-type="float">
            <text:p>0.499220982362794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502252409148961" calcext:value-type="float">
            <text:p>0.502252409148961</text:p>
          </table:table-cell>
        </table:table-row>
        <table:table-row table:style-name="ro1">
          <table:table-cell office:value-type="string" calcext:value-type="string">
            <text:p>Heads = 8, depth = 12, attn_dropout=0.1, ff_dropout=0.1</text:p>
          </table:table-cell>
          <table:table-cell office:value-type="float" office:value="0.204" calcext:value-type="float">
            <text:p>0.204</text:p>
          </table:table-cell>
          <table:table-cell office:value-type="float" office:value="0.5" calcext:value-type="float">
            <text:p>0.5</text:p>
          </table:table-cell>
          <table:table-cell office:value-type="float" office:value="0.203" calcext:value-type="float">
            <text:p>0.203</text:p>
          </table:table-cell>
          <table:table-cell office:value-type="float" office:value="0.500313479623824" calcext:value-type="float">
            <text:p>0.500313479623824</text:p>
          </table:table-cell>
        </table:table-row>
        <table:table-row table:style-name="ro1">
          <table:table-cell office:value-type="string" calcext:value-type="string">
            <text:p>Heads = 8, depth = 5, attn_dropout=0.1, ff_dropout=0.1</text:p>
          </table:table-cell>
          <table:table-cell office:value-type="float" office:value="0.543" calcext:value-type="float">
            <text:p>0.543</text:p>
          </table:table-cell>
          <table:table-cell office:value-type="float" office:value="0.424703172726377" calcext:value-type="float">
            <text:p>0.424703172726377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399036340415651" calcext:value-type="float">
            <text:p>0.399036340415651</text:p>
          </table:table-cell>
        </table:table-row>
        <table:table-row table:style-name="ro1">
          <table:table-cell office:value-type="string" calcext:value-type="string">
            <text:p>Heads = 8, depth = 6, attn_dropout=0.1, ff_dropout=0.1, mlp_hidden = (5,3)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548742486944527" calcext:value-type="float">
            <text:p>0.548742486944527</text:p>
          </table:table-cell>
          <table:table-cell office:value-type="float" office:value="0.335" calcext:value-type="float">
            <text:p>0.335</text:p>
          </table:table-cell>
          <table:table-cell office:value-type="float" office:value="0.532412245055923" calcext:value-type="float">
            <text:p>0.532412245055923</text:p>
          </table:table-cell>
        </table:table-row>
        <table:table-row table:style-name="ro1">
          <table:table-cell office:value-type="string" calcext:value-type="string">
            <text:p>Heads = 8, depth = 6, attn_dropout=0.1, ff_dropout=0.1, SELU</text:p>
          </table:table-cell>
          <table:table-cell office:value-type="float" office:value="0.5085" calcext:value-type="float">
            <text:p>0.5085</text:p>
          </table:table-cell>
          <table:table-cell office:value-type="float" office:value="0.497819982264262" calcext:value-type="float">
            <text:p>0.497819982264262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506788188397384" calcext:value-type="float">
            <text:p>0.506788188397384</text:p>
          </table:table-cell>
        </table:table-row>
        <table:table-row table:style-name="ro1">
          <table:table-cell office:value-type="string" calcext:value-type="string">
            <text:p>Heads = 8, depth = 6, attn_dropout=0.1, ff_dropout=0.1, sigmoid</text:p>
          </table:table-cell>
          <table:table-cell office:value-type="float" office:value="0.204" calcext:value-type="float">
            <text:p>0.204</text:p>
          </table:table-cell>
          <table:table-cell table:style-name="Default" office:value-type="float" office:value="0.5" calcext:value-type="float">
            <text:p>0.5</text:p>
          </table:table-cell>
          <table:table-cell office:value-type="float" office:value="0.2025" calcext:value-type="float">
            <text:p>0.2025</text:p>
          </table:table-cell>
          <table:table-cell table:style-name="Default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Heads = 8, depth = 6, attn_dropout=0.1, ff_dropout=0.1, Tanh</text:p>
          </table:table-cell>
          <table:table-cell office:value-type="float" office:value="0.203625" calcext:value-type="float">
            <text:p>0.203625</text:p>
          </table:table-cell>
          <table:table-cell office:value-type="float" office:value="0.498625172430781" calcext:value-type="float">
            <text:p>0.498625172430781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49815782344518" calcext:value-type="float">
            <text:p>0.49815782344518</text:p>
          </table:table-cell>
        </table:table-row>
        <table:table-row table:style-name="ro1">
          <table:table-cell/>
          <table:table-cell table:style-name="Default"/>
          <table:table-cell table:style-name="ce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Income_Evaluation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Heads = 1, depth = 6, attn_dropout=0.1, ff_dropout=0.1</text:p>
          </table:table-cell>
          <table:table-cell office:value-type="float" office:value="0.411931818181818" calcext:value-type="float">
            <text:p>0.411931818181818</text:p>
          </table:table-cell>
          <table:table-cell office:value-type="float" office:value="0.506851644925492" calcext:value-type="float">
            <text:p>0.506851644925492</text:p>
          </table:table-cell>
          <table:table-cell office:value-type="float" office:value="0.417933364041148" calcext:value-type="float">
            <text:p>0.417933364041148</text:p>
          </table:table-cell>
          <table:table-cell office:value-type="float" office:value="0.510791080299992" calcext:value-type="float">
            <text:p>0.510791080299992</text:p>
          </table:table-cell>
        </table:table-row>
        <table:table-row table:style-name="ro1">
          <table:table-cell office:value-type="string" calcext:value-type="string">
            <text:p>Heads = 2, depth = 6, attn_dropout=0.1, ff_dropout=0.1</text:p>
          </table:table-cell>
          <table:table-cell office:value-type="float" office:value="0.456196253071253" calcext:value-type="float">
            <text:p>0.456196253071253</text:p>
          </table:table-cell>
          <table:table-cell office:value-type="float" office:value="0.468394914650234" calcext:value-type="float">
            <text:p>0.468394914650234</text:p>
          </table:table-cell>
          <table:table-cell office:value-type="float" office:value="0.464455703976662" calcext:value-type="float">
            <text:p>0.464455703976662</text:p>
          </table:table-cell>
          <table:table-cell office:value-type="float" office:value="0.485677843912899" calcext:value-type="float">
            <text:p>0.485677843912899</text:p>
          </table:table-cell>
        </table:table-row>
        <table:table-row table:style-name="ro1">
          <table:table-cell office:value-type="string" calcext:value-type="string">
            <text:p>Heads = 4, depth = 6, attn_dropout=0.1, ff_dropout=0.1</text:p>
          </table:table-cell>
          <table:table-cell office:value-type="float" office:value="0.741246928746929" calcext:value-type="float">
            <text:p>0.741246928746929</text:p>
          </table:table-cell>
          <table:table-cell office:value-type="float" office:value="0.585182354298914" calcext:value-type="float">
            <text:p>0.585182354298914</text:p>
          </table:table-cell>
          <table:table-cell office:value-type="float" office:value="0.737908797789037" calcext:value-type="float">
            <text:p>0.737908797789037</text:p>
          </table:table-cell>
          <table:table-cell office:value-type="float" office:value="0.586894155051943" calcext:value-type="float">
            <text:p>0.586894155051943</text:p>
          </table:table-cell>
        </table:table-row>
        <table:table-row table:style-name="ro1">
          <table:table-cell office:value-type="string" calcext:value-type="string">
            <text:p>Heads = 8, depth = 6, attn_dropout=0.1, ff_dropout=0.1</text:p>
          </table:table-cell>
          <table:table-cell office:value-type="float" office:value="0.525376228501228" calcext:value-type="float">
            <text:p>0.525376228501228</text:p>
          </table:table-cell>
          <table:table-cell table:style-name="ce3" office:value-type="float" office:value="0.608" calcext:value-type="float">
            <text:p>0.608</text:p>
          </table:table-cell>
          <table:table-cell office:value-type="float" office:value="0.517273146015661" calcext:value-type="float">
            <text:p>0.517273146015661</text:p>
          </table:table-cell>
          <table:table-cell office:value-type="float" office:value="0.607494444947292" calcext:value-type="float">
            <text:p>0.607494444947292</text:p>
          </table:table-cell>
        </table:table-row>
        <table:table-row table:style-name="ro1">
          <table:table-cell/>
          <table:table-cell table:style-name="Default"/>
          <table:table-cell table:style-name="ce3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Heads = 8, depth = 6, attn_dropout=0.0, ff_dropout=0.</text:p>
          </table:table-cell>
          <table:table-cell office:value-type="float" office:value="0.754722051597052" calcext:value-type="float">
            <text:p>0.754722051597052</text:p>
          </table:table-cell>
          <table:table-cell office:value-type="float" office:value="0.512665227248317" calcext:value-type="float">
            <text:p>0.512665227248317</text:p>
          </table:table-cell>
          <table:table-cell office:value-type="float" office:value="0.750499001996008" calcext:value-type="float">
            <text:p>0.750499001996008</text:p>
          </table:table-cell>
          <table:table-cell office:value-type="float" office:value="0.512412276060942" calcext:value-type="float">
            <text:p>0.512412276060942</text:p>
          </table:table-cell>
        </table:table-row>
        <table:table-row table:style-name="ro1">
          <table:table-cell office:value-type="string" calcext:value-type="string">
            <text:p>Heads = 8, depth = 6, attn_dropout=0.5, ff_dropout=0.5</text:p>
          </table:table-cell>
          <table:table-cell office:value-type="float" office:value="0.639127764127764" calcext:value-type="float">
            <text:p>0.639127764127764</text:p>
          </table:table-cell>
          <table:table-cell office:value-type="float" office:value="0.485301070414588" calcext:value-type="float">
            <text:p>0.485301070414588</text:p>
          </table:table-cell>
          <table:table-cell office:value-type="float" office:value="0.632888070013818" calcext:value-type="float">
            <text:p>0.632888070013818</text:p>
          </table:table-cell>
          <table:table-cell office:value-type="float" office:value="0.486429098660031" calcext:value-type="float">
            <text:p>0.486429098660031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Heads = 8, depth = 1, attn_dropout=0.1, ff_dropout=0.1</text:p>
          </table:table-cell>
          <table:table-cell office:value-type="float" office:value="0.747888513513513" calcext:value-type="float">
            <text:p>0.747888513513513</text:p>
          </table:table-cell>
          <table:table-cell office:value-type="float" office:value="0.504937457518514" calcext:value-type="float">
            <text:p>0.504937457518514</text:p>
          </table:table-cell>
          <table:table-cell office:value-type="float" office:value="0.743282665438354" calcext:value-type="float">
            <text:p>0.743282665438354</text:p>
          </table:table-cell>
          <table:table-cell office:value-type="float" office:value="0.505727600357461" calcext:value-type="float">
            <text:p>0.505727600357461</text:p>
          </table:table-cell>
        </table:table-row>
        <table:table-row table:style-name="ro1">
          <table:table-cell office:value-type="string" calcext:value-type="string">
            <text:p>Heads = 8, depth = 2, attn_dropout=0.1, ff_dropout=0.1</text:p>
          </table:table-cell>
          <table:table-cell office:value-type="float" office:value="0.72915386977887" calcext:value-type="float">
            <text:p>0.72915386977887</text:p>
          </table:table-cell>
          <table:table-cell office:value-type="float" office:value="0.496615961677346" calcext:value-type="float">
            <text:p>0.496615961677346</text:p>
          </table:table-cell>
          <table:table-cell office:value-type="float" office:value="0.72286196837095" calcext:value-type="float">
            <text:p>0.72286196837095</text:p>
          </table:table-cell>
          <table:table-cell office:value-type="float" office:value="0.496018464574508" calcext:value-type="float">
            <text:p>0.496018464574508</text:p>
          </table:table-cell>
        </table:table-row>
        <table:table-row table:style-name="ro1">
          <table:table-cell office:value-type="string" calcext:value-type="string">
            <text:p>Heads = 8, depth = 4, attn_dropout=0.1, ff_dropout=0.1</text:p>
          </table:table-cell>
          <table:table-cell office:value-type="float" office:value="0.460188882063882" calcext:value-type="float">
            <text:p>0.460188882063882</text:p>
          </table:table-cell>
          <table:table-cell office:value-type="float" office:value="0.425645470367978" calcext:value-type="float">
            <text:p>0.425645470367978</text:p>
          </table:table-cell>
          <table:table-cell office:value-type="float" office:value="0.464762782128052" calcext:value-type="float">
            <text:p>0.464762782128052</text:p>
          </table:table-cell>
          <table:table-cell office:value-type="float" office:value="0.436952542066059" calcext:value-type="float">
            <text:p>0.436952542066059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Heads = 8, depth = 6, attn_dropout=0.1, ff_dropout=0.1, mlp_hidden = (5,3)</text:p>
          </table:table-cell>
          <table:table-cell office:value-type="float" office:value="0.356610872235872" calcext:value-type="float">
            <text:p>0.356610872235872</text:p>
          </table:table-cell>
          <table:table-cell office:value-type="float" office:value="0.54033803531038" calcext:value-type="float">
            <text:p>0.54033803531038</text:p>
          </table:table-cell>
          <table:table-cell office:value-type="float" office:value="0.359281437125748" calcext:value-type="float">
            <text:p>0.359281437125748</text:p>
          </table:table-cell>
          <table:table-cell office:value-type="float" office:value="0.53337971573938" calcext:value-type="float">
            <text:p>0.53337971573938</text:p>
          </table:table-cell>
        </table:table-row>
        <table:table-row table:style-name="ro1">
          <table:table-cell office:value-type="string" calcext:value-type="string">
            <text:p>Heads = 8, depth = 6, attn_dropout=0.1, ff_dropout=0.1, SELU</text:p>
          </table:table-cell>
          <table:table-cell office:value-type="float" office:value="0.715410012285012" calcext:value-type="float">
            <text:p>0.715410012285012</text:p>
          </table:table-cell>
          <table:table-cell office:value-type="float" office:value="0.498427119808551" calcext:value-type="float">
            <text:p>0.498427119808551</text:p>
          </table:table-cell>
          <table:table-cell office:value-type="float" office:value="0.712421311223706" calcext:value-type="float">
            <text:p>0.712421311223706</text:p>
          </table:table-cell>
          <table:table-cell office:value-type="float" office:value="0.498001200885749" calcext:value-type="float">
            <text:p>0.4980012008857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21:00:19.050825724</meta:creation-date>
    <dc:date>2022-03-05T05:35:41.516405669</dc:date>
    <meta:editing-duration>PT2M51S</meta:editing-duration>
    <meta:editing-cycles>1</meta:editing-cycles>
    <meta:document-statistic meta:table-count="1" meta:cell-count="151" meta:object-count="0"/>
    <meta:generator>LibreOffice/6.4.7.2$Linux_X86_64 LibreOffice_project/40$Build-2</meta:generator>
  </office:meta>
</office:document-meta>
</file>